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#1e1e1e"/>
    </style:style>
    <style:style style:name="P2" style:family="paragraph" style:parent-style-name="Standard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// import { BattlePlayer } from "../battle/battle_player.js";</text:p>
      <text:p text:style-name="P1">// import { BattleEnemy } from "../enemy/battle_enemy.js";</text:p>
      <text:p text:style-name="P2"/>
      <text:p text:style-name="P1">// const battleScreenWidth = 800;</text:p>
      <text:p text:style-name="P1">// const battleScreenHeight = 600;</text:p>
      <text:p text:style-name="Standard"/>
      <text:p text:style-name="P1">// const InitBattleScreen = (canvas) =&gt; {</text:p>
      <text:p text:style-name="Standard"/>
      <text:p text:style-name="P1">// canvas.width = battleScreenWidth;</text:p>
      <text:p text:style-name="P1">// canvas.height = battleScreenHeight;</text:p>
      <text:p text:style-name="Standard"/>
      <text:p text:style-name="P1">// const c = canvas.getContext("2d")</text:p>
      <text:p text:style-name="Standard"/>
      <text:p text:style-name="P1">// // const backgroundImage = new Image()</text:p>
      <text:p text:style-name="P1">// // backgroundImage.src = "./path_to_image"</text:p>
      <text:p text:style-name="P1">// // canvas.backgroundImage = backgroundImage</text:p>
      <text:p text:style-name="Standard"/>
      <text:p text:style-name="P1">// const backgroundColor = "#a8e4a0"</text:p>
      <text:p text:style-name="P1">// canvas.style.backgroundColor = backgroundColor</text:p>
      <text:p text:style-name="Standard"/>
      <text:p text:style-name="P1">// BattlePlayer(canvas)</text:p>
      <text:p text:style-name="P1">// BattleEnemy(canvas)</text:p>
      <text:p text:style-name="P1">// panel()</text:p>
      <text:p text:style-name="P1">// // enemyBattleInfo()</text:p>
      <text:p text:style-name="Standard"/>
      <text:p text:style-name="P1">// }</text:p>
      <text:p text:style-name="Standard"/>
      <text:p text:style-name="P1">// const enemyBattleInfo = () =&gt; {</text:p>
      <text:p text:style-name="P1">// const enemyInfoBox = document.createElement("div")</text:p>
      <text:p text:style-name="P1">// enemyInfoBox.setAttribute("id", "enemyInfoBox")</text:p>
      <text:p text:style-name="P1">// enemyInfoBox.backgroundColor = "grey"</text:p>
      <text:p text:style-name="P1">// enemyInfoBox.style.display = "flex"</text:p>
      <text:p text:style-name="P1">// enemyInfoBox.style.position = "absolute"</text:p>
      <text:p text:style-name="P1">// enemyInfoBox.style.right = "0"</text:p>
      <text:p text:style-name="P1">// enemyInfoBox.style.top = "0"</text:p>
      <text:p text:style-name="P1">// enemyInfoBox.style.justifyContent = "space-between"</text:p>
      <text:p text:style-name="P1">// enemyInfoBox.style.width = "400px"</text:p>
      <text:p text:style-name="P1">// enemyInfoBox.style.height = "400px"</text:p>
      <text:p text:style-name="P1">// document.body.appendChild(enemyInfoBox)</text:p>
      <text:p text:style-name="Standard"/>
      <text:p text:style-name="P1">// }</text:p>
      <text:p text:style-name="Standard"/>
      <text:p text:style-name="P1">// const panel = () =&gt; {</text:p>
      <text:p text:style-name="P1">// const bottomPanel = document.createElement("div")</text:p>
      <text:p text:style-name="P1">// bottomPanel.setAttribute("id", "BottomPanel")</text:p>
      <text:p text:style-name="P1">// bottomPanel.style.backgroundColor = "red"</text:p>
      <text:p text:style-name="P1">// bottomPanel.style.display = "flex"</text:p>
      <text:p text:style-name="P1">// bottomPanel.style.gap = "10px"</text:p>
      <text:p text:style-name="P1">// bottomPanel.style.position = "absolute"</text:p>
      <text:p text:style-name="P1">// bottomPanel.style.bottom = "0"</text:p>
      <text:p text:style-name="P1"><text:soft-page-break/>// bottomPanel.style.justifyContent = "space-between"</text:p>
      <text:p text:style-name="P1">// bottomPanel.style.width = `${battleScreenWidth}px`</text:p>
      <text:p text:style-name="P1">// const panelHeight = "200px"</text:p>
      <text:p text:style-name="P1">// bottomPanel.style.height = panelHeight</text:p>
      <text:p text:style-name="Standard"/>
      <text:p text:style-name="P1">// document.body.appendChild(bottomPanel)</text:p>
      <text:p text:style-name="Standard"/>
      <text:p text:style-name="P1">// const hpBox = document.createElement("div")</text:p>
      <text:p text:style-name="P1">// hpBox.setAttribute("id", "hpBox");</text:p>
      <text:p text:style-name="P1">// hpBox.style.height = "100%"</text:p>
      <text:p text:style-name="P1">// hpBox.style.width = "500px"</text:p>
      <text:p text:style-name="P1">// hpBox.style.display = "flex"</text:p>
      <text:p text:style-name="P1">// hpBox.style.flexDirection = "column"</text:p>
      <text:p text:style-name="P1">// hpBox.style.justifyContent = "center"</text:p>
      <text:p text:style-name="P1">// hpBox.style.alignItems = "center"</text:p>
      <text:p text:style-name="P1">// hpBox.style.backgroundColor = "yellow"</text:p>
      <text:p text:style-name="P1">// hpBox.style.position = "relative"</text:p>
      <text:p text:style-name="Standard"/>
      <text:p text:style-name="P1">// bottomPanel.appendChild(hpBox)</text:p>
      <text:p text:style-name="Standard"/>
      <text:p text:style-name="P1">// const actions = ["Ball", "Attack", "Defend"]</text:p>
      <text:p text:style-name="P1">// actions.forEach(action =&gt; {</text:p>
      <text:p text:style-name="P1">// const panelButton = document.createElement("button")</text:p>
      <text:p text:style-name="P1">// panelButton.textContent = action</text:p>
      <text:p text:style-name="P1">// panelButton.setAttribute("id", `${action}`)</text:p>
      <text:p text:style-name="P1">// panelButton.style.height = "100%"</text:p>
      <text:p text:style-name="P1">// panelButton.style.width = "400px"</text:p>
      <text:p text:style-name="Standard"/>
      <text:p text:style-name="P1">// bottomPanel.appendChild(panelButton)</text:p>
      <text:p text:style-name="P1">// })</text:p>
      <text:p text:style-name="P2"/>
      <text:p text:style-name="P1">// const hpBarBack = document.createElement("div")</text:p>
      <text:p text:style-name="P1">// hpBarBack.setAttribute("id", "hpBarBack")</text:p>
      <text:p text:style-name="P1">// hpBarBack.style.width = "400px"</text:p>
      <text:p text:style-name="P1">// hpBarBack.style.height = "50px"</text:p>
      <text:p text:style-name="P1">// hpBarBack.style.backgroundColor = "gray"</text:p>
      <text:p text:style-name="Standard"/>
      <text:p text:style-name="P1">// hpBox.appendChild(hpBarBack)</text:p>
      <text:p text:style-name="Standard"/>
      <text:p text:style-name="P1">// const hpBar = document.createElement("div")</text:p>
      <text:p text:style-name="P1">// hpBar.setAttribute("id", "hpBar")</text:p>
      <text:p text:style-name="P1">// hpBar.style.position = "absolute"</text:p>
      <text:p text:style-name="P1">// hpBar.style.top = "50%"</text:p>
      <text:p text:style-name="P1">// hpBar.style.left = "250px"</text:p>
      <text:p text:style-name="P1">// hpBar.style.transform = "translate(-50%, -50%)"</text:p>
      <text:p text:style-name="P1">// hpBar.style.width = "400px" </text:p>
      <text:p text:style-name="P1">// hpBar.style.height = "50px"</text:p>
      <text:p text:style-name="P1">// hpBar.style.backgroundColor = "green"</text:p>
      <text:p text:style-name="P1">// hpBox.appendChild(hpBar)</text:p>
      <text:p text:style-name="Standard"/>
      <text:p text:style-name="P1">// }</text:p>
      <text:p text:style-name="Standard"><text:soft-page-break/></text:p>
      <text:p text:style-name="P1">// export {InitBattleScreen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06:16:11.535728039</meta:creation-date>
    <dc:date>2024-05-25T06:16:38.151080450</dc:date>
    <meta:editing-duration>PT27S</meta:editing-duration>
    <meta:editing-cycles>1</meta:editing-cycles>
    <meta:document-statistic meta:table-count="0" meta:image-count="0" meta:object-count="0" meta:page-count="3" meta:paragraph-count="82" meta:word-count="329" meta:character-count="3011" meta:non-whitespace-character-count="2763"/>
    <meta:generator>LibreOffice/7.6.6.3$Linux_X86_64 LibreOffice_project/60$Build-3</meta:generator>
  </office:meta>
</office:document-meta>
</file>